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, 'Times New Roman'"/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72pt" style:font-size-asian="72pt" style:font-size-complex="72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Droid Sans Fallback" style:font-size-asian="40pt" style:font-style-asian="normal" style:font-weight-asian="normal" style:font-name-complex="Mangal" style:font-size-complex="4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Problem Statement</text:span>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<text:span text:style-name="T2">Distributed Monitoring Software for Android-based Mobile Devi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entralized networks</text:p>
              </text:list-item>
              <text:list-item>
                <text:p>Servers</text:p>
              </text:list-item>
              <text:list-item>
                <text:p>Authorities</text:p>
              </text:list-item>
              <text:list-item>
                <text:p>Single Point of Failure</text:p>
              </text:list-item>
              <text:list-item>
                <text:p>Performance Bottlenec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centraliz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itTorrent</text:p>
              </text:list-item>
              <text:list-item>
                <text:p>No central servers</text:p>
              </text:list-item>
              <text:list-item>
                <text:p>No central authority</text:p>
              </text:list-item>
              <text:list-item>
                <text:p>No single point of failure</text:p>
              </text:list-item>
              <text:list-item>
                <text:p>No main performance bottleneck</text:p>
              </text:list-item>
              <text:list-item>
                <text:p>Inherently concurr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twork Resilienc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iscoverability</text:p>
              </text:list-item>
              <text:list-item>
                <text:p>Join/leave whenever</text:p>
              </text:list-item>
              <text:list-item>
                <text:p>Peers discover each other automatically</text:p>
              </text:list-item>
              <text:list-item>
                <text:p>“Network” exists so long as some peer is on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al-Time Monitoring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lication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" svg:font-family="Times, 'Times New Roman'"/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font-name="Times" fo:font-family="Times, 'Times New Roman'" fo:font-size="12pt" fo:language="en" fo:country="U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4T12:26:35.892942385</meta:creation-date>
    <dc:date>2014-09-24T13:08:57.648407744</dc:date>
    <meta:editing-duration>PT41M33S</meta:editing-duration>
    <meta:editing-cycles>5</meta:editing-cycles>
    <meta:generator>LibreOffice/4.2.6.3$Linux_X86_64 LibreOffice_project/420m0$Build-3</meta:generator>
    <meta:document-statistic meta:object-count="45"/>
  </office:meta>
</office:document-meta>
</file>